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1.286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0.965cm" fo:break-before="auto" style:use-optimal-row-height="true"/>
    </style:style>
    <style:style style:name="ro8" style:family="table-row">
      <style:table-row-properties style:row-height="1.695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0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14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order="none"/>
      <style:text-properties style:text-position=""/>
    </style:style>
    <style:style style:name="ce8" style:family="table-cell" style:parent-style-name="Default">
      <style:table-cell-properties fo:background-color="#cccccc"/>
      <style:text-properties style:text-position="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" style:family="table-cell" style:parent-style-name="Default">
      <style:table-cell-properties fo:background-color="#00cc00" fo:border="none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wrap-option="wrap"/>
      <style:text-properties style:text-position="" fo:hyphenate="false"/>
    </style:style>
    <style:style style:name="ce35" style:family="table-cell" style:parent-style-name="Default">
      <style:table-cell-properties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6" style:family="table-cell" style:parent-style-name="Default">
      <style:table-cell-properties fo:background-color="#ff66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7" style:family="table-cell" style:parent-style-name="Default">
      <style:table-cell-properties fo:background-color="#ff6600" fo:wrap-option="wrap"/>
      <style:text-properties style:text-position="" fo:font-weight="bold" style:font-weight-asian="bold" style:font-weight-complex="bold" fo:hyphenate="false"/>
    </style:style>
    <style:style style:name="ce38" style:family="table-cell" style:parent-style-name="Default">
      <style:table-cell-properties fo:background-color="#ff6600" fo:wrap-option="wrap"/>
      <style:text-properties style:text-position="" fo:hyphenate="false"/>
    </style:style>
    <style:style style:name="ce39" style:family="table-cell" style:parent-style-name="Default">
      <style:table-cell-properties fo:background-color="#ff3333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0" style:family="table-cell" style:parent-style-name="Default">
      <style:table-cell-properties fo:background-color="#ff3333" fo:wrap-option="wrap"/>
      <style:text-properties style:text-position="" fo:hyphenate="false"/>
    </style:style>
    <style:style style:name="ce41" style:family="table-cell" style:parent-style-name="Default">
      <style:table-cell-properties fo:background-color="#ff00cc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2" style:family="table-cell" style:parent-style-name="Default">
      <style:table-cell-properties fo:background-color="#ff00cc" fo:wrap-option="wrap"/>
      <style:text-properties style:text-position="" fo:hyphenate="false"/>
    </style:style>
    <style:style style:name="ce43" style:family="table-cell" style:parent-style-name="Default">
      <style:table-cell-properties fo:background-color="#ffcc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4" style:family="table-cell" style:parent-style-name="Default">
      <style:table-cell-properties fo:background-color="#ff33ff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5" style:family="table-cell" style:parent-style-name="Default">
      <style:table-cell-properties fo:background-color="#9999ff" fo:wrap-option="wrap"/>
      <style:text-properties style:text-position="" fo:font-weight="bold" style:font-weight-asian="bold" style:font-weight-complex="bold" fo:hyphenate="false"/>
    </style:style>
    <style:style style:name="ce46" style:family="table-cell" style:parent-style-name="Default">
      <style:table-cell-properties fo:wrap-option="wrap"/>
      <style:text-properties style:text-position="" fo:font-weight="bold" style:font-weight-asian="bold" style:font-weight-complex="bold" fo:hyphenate="false"/>
    </style:style>
    <style:style style:name="ce47" style:family="table-cell" style:parent-style-name="Default">
      <style:table-cell-properties fo:background-color="#ffff66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57" style:family="table-cell" style:parent-style-name="Default">
      <style:table-cell-properties fo:background-color="transparent" fo:wrap-option="wrap"/>
      <style:text-properties style:text-position="" fo:hyphenate="false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8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8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8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8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8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3" style:family="table-cell" style:parent-style-name="Default">
      <style:table-cell-properties fo:border="none"/>
    </style:style>
    <style:style style:name="ce94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5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97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2" style:family="table-cell" style:parent-style-name="Default">
      <style:table-cell-properties fo:background-color="#66ff00"/>
    </style:style>
    <style:style style:name="ce103" style:family="table-cell" style:parent-style-name="Default">
      <style:table-cell-properties fo:background-color="#66ff00"/>
      <style:text-properties fo:color="#000000"/>
    </style:style>
    <style:style style:name="ce104" style:family="table-cell" style:parent-style-name="Default">
      <style:table-cell-properties fo:background-color="#ff8080"/>
    </style:style>
    <style:style style:name="ce105" style:family="table-cell" style:parent-style-name="Default">
      <style:table-cell-properties fo:background-color="#ff8080"/>
      <style:text-properties fo:color="#000000"/>
    </style:style>
    <style:style style:name="ce106" style:family="table-cell" style:parent-style-name="Default">
      <style:table-cell-properties fo:background-color="#cccccc"/>
    </style:style>
    <style:style style:name="ce107" style:family="table-cell" style:parent-style-name="Default">
      <style:text-properties style:font-name="Liberation Sans" style:font-name-asian="DejaVu Sans" style:font-name-complex="DejaVu Sans"/>
    </style:style>
    <style:style style:name="ce108" style:family="table-cell" style:parent-style-name="Default">
      <style:table-cell-properties fo:background-color="#00ccff"/>
    </style:style>
    <style:style style:name="ce109" style:family="table-cell" style:parent-style-name="Default">
      <style:text-properties fo:color="#ff8080"/>
    </style:style>
    <style:style style:name="ce110" style:family="table-cell" style:parent-style-name="Default">
      <style:text-properties style:text-underline-style="none"/>
    </style:style>
    <style:style style:name="ce111" style:family="table-cell" style:parent-style-name="Default">
      <style:table-cell-properties fo:background-color="#ff66ff"/>
      <style:text-properties fo:color="#000000"/>
    </style:style>
    <style:style style:name="ce112" style:family="table-cell" style:parent-style-name="Default">
      <style:table-cell-properties fo:background-color="transparent"/>
    </style:style>
    <style:style style:name="ce113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114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115" style:family="table-cell" style:parent-style-name="Default">
      <style:table-cell-properties fo:background-color="#ffff00"/>
    </style:style>
    <style:style style:name="ce116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117" style:family="table-cell" style:parent-style-name="Default">
      <style:table-cell-properties fo:background-color="#ff9999"/>
    </style:style>
    <style:style style:name="ce118" style:family="table-cell" style:parent-style-name="Default">
      <style:table-cell-properties fo:background-color="#66ff66"/>
    </style:style>
    <style:style style:name="ce119" style:family="table-cell" style:parent-style-name="Default">
      <style:table-cell-properties fo:background-color="#ff99ff"/>
    </style:style>
    <style:style style:name="ce120" style:family="table-cell" style:parent-style-name="Default">
      <style:table-cell-properties fo:wrap-option="wrap"/>
      <style:text-properties fo:hyphenate="false"/>
    </style:style>
    <style:style style:name="ce121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2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3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124" style:family="table-cell" style:parent-style-name="Default">
      <style:table-cell-properties fo:background-color="#ff6600" fo:wrap-option="wrap"/>
      <style:text-properties fo:hyphenate="false"/>
    </style:style>
    <style:style style:name="ce125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6" style:family="table-cell" style:parent-style-name="Default">
      <style:table-cell-properties fo:background-color="#ff3333" fo:wrap-option="wrap"/>
      <style:text-properties fo:hyphenate="false"/>
    </style:style>
    <style:style style:name="ce127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8" style:family="table-cell" style:parent-style-name="Default">
      <style:table-cell-properties fo:background-color="#ff00cc" fo:wrap-option="wrap"/>
      <style:text-properties fo:hyphenate="false"/>
    </style:style>
    <style:style style:name="ce129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30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31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132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133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3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false"/>
    </style:style>
    <style:style style:name="ce13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13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13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13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14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1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14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143" style:family="table-cell" style:parent-style-name="Default">
      <style:table-cell-properties fo:background-color="transparent" fo:wrap-option="wrap"/>
      <style:text-properties fo:hyphenate="false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14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</style:style>
    <style:style style:name="ce1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1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1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1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1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1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1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1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1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1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1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1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1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1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1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1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1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1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1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1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1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1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1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1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1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" table:formula="of:=COUNTIF([.C11:.C32];[.$B$3]&amp;[.$B$6])" office:value-type="float" office:value="0" calcext:value-type="float">
            <text:p>0</text:p>
          </table:table-cell>
          <table:table-cell table:style-name="ce1" table:formula="of:=COUNTIF([.D11:.D32];[.$B$3]&amp;[.$B$6])" office:value-type="float" office:value="0" calcext:value-type="float">
            <text:p>0</text:p>
          </table:table-cell>
          <table:table-cell table:style-name="ce1" table:formula="of:=COUNTIF([.E11:.E32];[.$B$3]&amp;[.$B$6])" office:value-type="float" office:value="1" calcext:value-type="float">
            <text:p>1</text:p>
          </table:table-cell>
          <table:table-cell table:style-name="ce1" table:formula="of:=COUNTIF([.F11:.F32];[.$B$3]&amp;[.$B$6])" office:value-type="float" office:value="0" calcext:value-type="float">
            <text:p>0</text:p>
          </table:table-cell>
          <table:table-cell table:style-name="ce1" table:formula="of:=COUNTIF([.G11:.G32];[.$B$3]&amp;[.$B$6])" office:value-type="float" office:value="1" calcext:value-type="float">
            <text:p>1</text:p>
          </table:table-cell>
          <table:table-cell table:style-name="ce1" table:formula="of:=COUNTIF([.H11:.H32];[.$B$3]&amp;[.$B$6])" office:value-type="float" office:value="0" calcext:value-type="float">
            <text:p>0</text:p>
          </table:table-cell>
          <table:table-cell table:style-name="ce1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57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WERT:13</text:p>
          </table:table-cell>
          <table:table-cell table:style-name="ce8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WERT:1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99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WERT:17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5</text:p>
          </table:table-cell>
          <table:table-cell table:style-name="ce8" office:value-type="string" calcext:value-type="string">
            <text:p>J_w50</text:p>
          </table:table-cell>
          <table:table-cell table:style-name="ce8" office:value-type="string" calcext:value-type="string">
            <text:p>J_w4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tterbericht</text:p>
          </table:table-cell>
          <table:table-cell table:style-name="ce8" office:value-type="string" calcext:value-type="string">
            <text:p>für</text:p>
          </table:table-cell>
          <table:table-cell table:style-name="ce8" office:value-type="string" calcext:value-type="string">
            <text:p>Heute</text:p>
          </table:table-cell>
          <table:table-cell table:style-name="ce8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15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9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ist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stärk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60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6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sind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verhältniss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63</text:p>
          </table:table-cell>
          <table:table-cell table:style-name="ce8" office:value-type="string" calcext:value-type="string">
            <text:p>J_w49</text:p>
          </table:table-cell>
          <table:table-cell table:style-name="ce8" office:value-type="string" calcext:value-type="string">
            <text:p>J_w61</text:p>
          </table:table-cell>
          <table:table-cell table:style-name="ce8" office:value-type="string" calcext:value-type="string">
            <text:p>J_w62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lche</text:p>
          </table:table-cell>
          <table:table-cell table:style-name="ce8" office:value-type="string" calcext:value-type="string">
            <text:p>Mondphase</text:p>
          </table:table-cell>
          <table:table-cell table:style-name="ce8" office:value-type="string" calcext:value-type="string">
            <text:p>haben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8" table:number-columns-repeated="5"/>
          <table:table-cell table:style-name="ce8" office:value-type="string" calcext:value-type="string">
            <text:p>WERT:1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9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Mondphase</text:p>
          </table:table-cell>
          <table:table-cell table:style-name="ce8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7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7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table:style-name="ce9" office:value-type="string" calcext:value-type="string">
            <text:p>RangeStart</text:p>
          </table:table-cell>
          <table:table-cell table:style-name="ce13" office:value-type="string" calcext:value-type="string">
            <text:p>RowStart</text:p>
          </table:table-cell>
          <table:table-cell table:style-name="ce13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$C$11</text:p>
          </table:table-cell>
          <table:table-cell table:style-name="ce14" table:formula="of:=ROW(INDIRECT([.$C$42]))" office:value-type="float" office:value="11" calcext:value-type="float">
            <text:p>11</text:p>
          </table:table-cell>
          <table:table-cell table:style-name="ce14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RangeEND</text:p>
          </table:table-cell>
          <table:table-cell table:style-name="ce13" office:value-type="string" calcext:value-type="string">
            <text:p>Rows</text:p>
          </table:table-cell>
          <table:table-cell table:style-name="ce13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$I$32</text:p>
          </table:table-cell>
          <table:table-cell table:style-name="ce14" table:formula="of:=ROW(INDIRECT([.$C$45]))-[.D$42]+1" office:value-type="float" office:value="22" calcext:value-type="float">
            <text:p>22</text:p>
          </table:table-cell>
          <table:table-cell table:style-name="ce14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number-columns-repeated="2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Max: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2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6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1"/>
          <table:table-cell table:style-name="ce6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2" table:default-cell-style-name="ce87"/>
        <table:table-column table:style-name="co1" table:default-cell-style-name="ce87"/>
        <table:table-column table:style-name="co1" table:number-columns-repeated="19" table:default-cell-style-name="Default"/>
        <table:table-row table:style-name="ro1">
          <table:table-cell/>
          <table:table-cell table:style-name="ce89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89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3"/>
          <table:table-cell table:style-name="ce117" office:value-type="string" calcext:value-type="string">
            <text:p>TODO </text:p>
          </table:table-cell>
          <table:table-cell table:number-columns-repeated="3"/>
        </table:table-row>
        <table:table-row table:style-name="ro1">
          <table:table-cell/>
          <table:table-cell table:style-name="ce90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3"/>
          <table:table-cell table:style-name="ce118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88" office:value-type="string" calcext:value-type="string">
            <text:p>Max:</text:p>
          </table:table-cell>
          <table:table-cell table:style-name="ce91" table:number-matrix-columns-spanned="1" table:number-matrix-rows-spanned="1" table:formula="of:=MAX(IF(LEFT([.C11:.N1367];LEN([.$B$3]))=[.$B$3];VALUE(MID([.C11:.N1367];LEN([.$B$3])+1;1024));&quot;&quot;))" office:value-type="float" office:value="263" calcext:value-type="float">
            <text:p>263</text:p>
          </table:table-cell>
          <table:table-cell table:number-columns-repeated="15"/>
          <table:table-cell table:style-name="ce112"/>
          <table:table-cell/>
          <table:table-cell table:style-name="ce108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3"/>
          <table:table-cell table:style-name="ce119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office:value-type="string" calcext:value-type="string">
            <text:p>Computer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87" table:formula="of:=COUNTIF([.C11:.C1367];[.$B$3]&amp;[.$B$6])" office:value-type="float" office:value="0" calcext:value-type="float">
            <text:p>0</text:p>
          </table:table-cell>
          <table:table-cell table:style-name="ce87" table:formula="of:=COUNTIF([.D11:.D1367];[.$B$3]&amp;[.$B$6])" office:value-type="float" office:value="0" calcext:value-type="float">
            <text:p>0</text:p>
          </table:table-cell>
          <table:table-cell table:style-name="ce87" table:formula="of:=COUNTIF([.E11:.E1367];[.$B$3]&amp;[.$B$6])" office:value-type="float" office:value="0" calcext:value-type="float">
            <text:p>0</text:p>
          </table:table-cell>
          <table:table-cell table:style-name="ce87" table:formula="of:=COUNTIF([.F11:.F1367];[.$B$3]&amp;[.$B$6])" office:value-type="float" office:value="0" calcext:value-type="float">
            <text:p>0</text:p>
          </table:table-cell>
          <table:table-cell table:style-name="ce87" table:formula="of:=COUNTIF([.G11:.G1367];[.$B$3]&amp;[.$B$6])" office:value-type="float" office:value="0" calcext:value-type="float">
            <text:p>0</text:p>
          </table:table-cell>
          <table:table-cell table:style-name="ce87" table:formula="of:=COUNTIF([.H11:.H1367];[.$B$3]&amp;[.$B$6])" office:value-type="float" office:value="0" calcext:value-type="float">
            <text:p>0</text:p>
          </table:table-cell>
          <table:table-cell table:style-name="ce87" table:formula="of:=COUNTIF([.I11:.I1367];[.$B$3]&amp;[.$B$6])" office:value-type="float" office:value="0" calcext:value-type="float">
            <text:p>0</text:p>
          </table:table-cell>
          <table:table-cell table:style-name="ce87" table:formula="of:=COUNTIF([.J11:.J1367];[.$B$3]&amp;[.$B$6])" office:value-type="float" office:value="0" calcext:value-type="float">
            <text:p>0</text:p>
          </table:table-cell>
          <table:table-cell table:style-name="ce87" table:formula="of:=COUNTIF([.K11:.K1367];[.$B$3]&amp;[.$B$6])" office:value-type="float" office:value="0" calcext:value-type="float">
            <text:p>0</text:p>
          </table:table-cell>
          <table:table-cell table:style-name="ce87" table:formula="of:=COUNTIF([.L11:.L1367];[.$B$3]&amp;[.$B$6])" office:value-type="float" office:value="1" calcext:value-type="float">
            <text:p>1</text:p>
          </table:table-cell>
          <table:table-cell table:style-name="ce87" table:formula="of:=COUNTIF([.M11:.M1367];[.$B$3]&amp;[.$B$6])" office:value-type="float" office:value="0" calcext:value-type="float">
            <text:p>0</text:p>
          </table:table-cell>
          <table:table-cell table:style-name="ce87" table:formula="of:=COUNTIF([.N11:.N1367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ZITATE</text:p>
          </table:table-cell>
          <table:table-cell table:style-name="ce108" office:value-type="string" calcext:value-type="string">
            <text:p>Speech</text:p>
          </table:table-cell>
          <table:table-cell table:number-columns-repeated="7"/>
          <table:table-cell table:style-name="ce116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5"/>
          <table:table-cell table:style-name="ce111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116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2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3"/>
          <table:table-cell office:value-type="string" calcext:value-type="string">
            <text:p>Formats <text:span text:style-name="T1">Gammar</text:span> for simon paste :-D</text:p>
          </table:table-cell>
          <table:table-cell table:number-columns-repeated="3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116" table:number-columns-repeated="2"/>
          <table:table-cell table:number-columns-repeated="3"/>
          <table:table-cell office:value-type="string" calcext:value-type="string">
            <text:p>cat gr | sed -e '/^Simon/ d' | sed -e 's/^[ \t]*//' -e 's/[ \t]*$//' <text:s/>| sed 's/\t/ /g' &gt; gr2 &amp;&amp; mv gr2 gr</text:p>
          </table:table-cell>
          <table:table-cell table:number-columns-repeated="3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16" table:number-columns-repeated="2"/>
          <table:table-cell table:number-columns-repeated="7"/>
        </table:table-row>
        <table:table-row table:style-name="ro2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3"/>
          <table:table-cell office:value-type="string" calcext:value-type="string">
            <text:p>Formats <text:span text:style-name="T1">Commands</text:span> for Simeon paste</text:p>
          </table:table-cell>
          <table:table-cell table:number-columns-repeated="3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16" table:number-columns-repeated="2"/>
          <table:table-cell table:number-columns-repeated="3"/>
          <table:table-cell office:value-type="string" calcext:value-type="string">
            <text:p>cat co | sed -e '/^J_/ d' | sed -e 's/^[ \t]*//' -e 's/[ \t]*$//' <text:s/>| sed 's/\t/ /g' | sed '/^\s*$/d' &gt; co2 &amp;&amp; mv co2 co</text:p>
          </table:table-cell>
          <table:table-cell table:number-columns-repeated="3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0:.N3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1:.N3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2:.N3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3:.N3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4:.N3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5:.N3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INTERNETSUCHE Suchmaschine</text:p>
          </table:table-cell>
          <table:table-cell table:style-name="ce102" table:number-columns-repeated="2"/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1</text:p>
          </table:table-cell>
          <table:table-cell office:value-type="string" calcext:value-type="string">
            <text:p>J_w40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</text:p>
          </table:table-cell>
          <table:table-cell office:value-type="string" calcext:value-type="string">
            <text:p>Datenbank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:.N12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:.N12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:.N12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Webpages</text:p>
          </table:table-cell>
          <table:table-cell table:number-columns-repeated="9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outub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oogl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tistik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kipedia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mazo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tag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ng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50:.N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 table:formula="of:=[.B6]" office:value-type="float" office:value="263" calcext:value-type="float">
            <text:p>263</text:p>
          </table:table-cell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ahoo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3:.N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7</text:p>
          </table:table-cell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thub</text:p>
          </table:table-cell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8</text:p>
          </table:table-cell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urceforge</text:p>
          </table:table-cell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efkoch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0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3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0:.N17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1</text:p>
          </table:table-cell>
          <table:table-cell office:value-type="string" calcext:value-type="string">
            <text:p>J_w13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nlin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zept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 table:style-name="Default"/>
          <table:table-cell table:formula="of:=COUNTIF([.C176:.N176];[.$B$3]&amp;[.$B$6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table:number-columns-repeated="4"/>
          <table:table-cell table:style-name="ce112" table:number-columns-repeated="3"/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9:.N179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WETTER</text:p>
          </table:table-cell>
          <table:table-cell table:style-name="ce108" office:value-type="string" calcext:value-type="string">
            <text:p>Speech</text:p>
          </table:table-cell>
          <table:table-cell/>
          <table:table-cell table:style-name="ce113"/>
          <table:table-cell table:style-name="ce112" table:number-columns-repeated="2"/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2:.N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221:.N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 table:formula="of:=[.B6]" office:value-type="float" office:value="263" calcext:value-type="float">
            <text:p>263</text:p>
          </table:table-cell>
          <table:table-cell table:formula="of:=COUNTIF([.C222:.N22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4:.N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5:.N22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stärk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FENSTER_DIREKTWAHL</text:p>
          </table:table-cell>
          <table:table-cell table:style-name="ce102"/>
          <table:table-cell table:style-name="ce108" office:value-type="string" calcext:value-type="string">
            <text:p>Spee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7:.N2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9:.N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2:.N2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8:.N2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PROGRAMMSTARTER</text:p>
          </table:table-cell>
          <table:table-cell table:style-name="ce102"/>
          <table:table-cell table:style-name="ce108" office:value-type="string" calcext:value-type="string">
            <text:p>Spee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0:.N2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351:.N35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table:formula="of:=[.B6]" office:value-type="float" office:value="263" calcext:value-type="float">
            <text:p>263</text:p>
          </table:table-cell>
          <table:table-cell table:formula="of:=COUNTIF([.C352:.N3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8:.N3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9:.N3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1:.N3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2:.N3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romium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clips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at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FENSTERSTEUERUNG</text:p>
          </table:table-cell>
          <table:table-cell table:style-name="ce102"/>
          <table:table-cell/>
          <table:table-cell table:style-name="ce114" office:value-type="string" calcext:value-type="string">
            <text:p>SCRIPTS SCHREIBEN für Sprachoutput!!!!!</text:p>
          </table:table-cell>
          <table:table-cell table:style-name="ce115"/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107" office:value-type="string" calcext:value-type="string">
            <text:p>J_w7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06:.N4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07:.N4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08:.N40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09:.N4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10:.N4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11:.N41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12:.N4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13:.N4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14:.N41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15:.N4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7" office:value-type="string" calcext:value-type="string">
            <text:p>J_w8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16:.N4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17:.N41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18:.N4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19:.N4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0:.N42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1:.N4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2:.N4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3:.N42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4:.N4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5:.N4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6:.N42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7:.N4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8:.N4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9:.N42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0:.N4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107" office:value-type="string" calcext:value-type="string">
            <text:p>J_w8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1:.N4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2:.N43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3:.N4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4:.N4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5:.N43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6:.N4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7:.N4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8:.N43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9:.N4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0:.N4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1:.N44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2:.N4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3:.N4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4:.N44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5:.N4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107" office:value-type="string" calcext:value-type="string">
            <text:p>J_w7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6:.N4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7:.N44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8:.N4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9:.N4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0:.N45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1:.N4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2:.N4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3:.N45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4:.N4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5:.N4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6:.N45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7:.N4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8:.N4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9:.N459];[.$B$3]&amp;[.$B$6])" office:value-type="float" office:value="0" calcext:value-type="float">
            <text:p>0</text:p>
          </table:table-cell>
          <table:table-cell table:number-columns-repeated="6"/>
          <table:table-cell table:style-name="ce112"/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0:.N46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1:.N461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PCSTEUERUNG</text:p>
          </table:table-cell>
          <table:table-cell table:style-name="ce102"/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462:.N46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table:formula="of:=[.B6]" office:value-type="float" office:value="263" calcext:value-type="float">
            <text:p>263</text:p>
          </table:table-cell>
          <table:table-cell table:formula="of:=COUNTIF([.C463:.N4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4:.N4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5:.N46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6:.N4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7:.N4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8:.N46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9:.N4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0:.N4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1:.N47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2:.N4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3:.N4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4:.N47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5:.N4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6:.N4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7:.N47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8:.N4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9:.N4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erunterfahr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0:.N48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1:.N4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2:.N4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3:.N48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4:.N4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5:.N4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6:.N48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7:.N4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8:.N4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9:.N48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0:.N49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1:.N491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SPRACHERKENNUNG</text:p>
          </table:table-cell>
          <table:table-cell table:style-name="ce102"/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2:.N49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3:.N4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4:.N4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5:.N49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6:.N4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7:.N4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8:.N49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9:.N4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0:.N5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1:.N50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2:.N5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0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3:.N5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f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4:.N50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5:.N5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2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10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6:.N5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aus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7:.N50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8:.N50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9:.N509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JUKEBOX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0:.N51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1:.N5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2:.N5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3:.N51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4:.N5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5:.N5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6:.N51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7:.N5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8:.N5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9:.N51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0:.N5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1:.N5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2:.N52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3:.N5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4:.N5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5:.N52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6:.N5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7:.N5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8:.N52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9:.N5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0:.N5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1:.N5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2:.N5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3:.N5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4:.N53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5:.N5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6:.N5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7:.N5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8:.N5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9:.N5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0:.N5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1:.N5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2:.N5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3:.N5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4:.N5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5:.N5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6:.N54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7:.N5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8:.N5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9:.N54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0:.N5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1:.N5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2:.N55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3:.N5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4:.N5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5:.N55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6:.N5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7:.N5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8:.N55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9:.N5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0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0:.N5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1:.N56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2:.N5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3:.N5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4:.N56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5:.N5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6:.N5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7:.N56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8:.N5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9:.N5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0:.N57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1:.N5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2:.N5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3:.N57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4:.N5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5:.N5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6:.N57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7:.N5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8:.N5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9:.N57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0:.N5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1:.N5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2:.N58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3:.N5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4:.N5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5:.N58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6:.N5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7:.N5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8:.N58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9:.N5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0:.N5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1:.N59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2:.N5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3:.N5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4:.N59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5:.N5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6:.N5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7:.N59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8:.N5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9:.N5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0:.N60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1:.N6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2:.N6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3:.N60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4:.N6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5:.N6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6:.N60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7:.N6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8:.N6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9:.N60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0:.N6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1:.N6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2:.N61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3:.N6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4:.N6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5:.N61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6:.N6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7:.N6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8:.N61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9:.N6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0:.N6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1:.N62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2:.N6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3:.N6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4:.N62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5:.N6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6:.N6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7:.N62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8:.N6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9:.N6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0:.N63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1:.N6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2:.N6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3:.N63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4:.N6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7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5:.N6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zufälli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6:.N63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7:.N6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8:.N6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9:.N63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0:.N6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1:.N6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2:.N64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3:.N6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4:.N6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5:.N64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6:.N6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7:.N6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8:.N64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9:.N6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0:.N6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1:.N65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2:.N6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3:.N6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4:.N65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5:.N6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6:.N6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7:.N65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8:.N6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0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9:.N6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paus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0:.N66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1:.N6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2:.N6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3:.N66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4:.N6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5:.N6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6:.N66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7:.N66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8:.N66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669:.N66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table:formula="of:=[.B6]" office:value-type="float" office:value="263" calcext:value-type="float">
            <text:p>263</text:p>
          </table:table-cell>
          <table:table-cell table:formula="of:=COUNTIF([.C670:.N67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1:.N671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KONSOLENSTEUERUNG</text:p>
          </table:table-cell>
          <table:table-cell table:style-name="ce102"/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2:.N672];[.$B$3]&amp;[.$B$6])" office:value-type="float" office:value="0" calcext:value-type="float">
            <text:p>0</text:p>
          </table:table-cell>
          <table:table-cell table:number-columns-repeated="8"/>
          <table:table-cell table:style-name="ce107"/>
          <table:table-cell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3:.N67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4:.N6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4</text:p>
          </table:table-cell>
          <table:table-cell office:value-type="string" calcext:value-type="string">
            <text:p>J_w12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5:.N6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r</text:p>
          </table:table-cell>
          <table:table-cell office:value-type="string" calcext:value-type="string">
            <text:p>Tab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6:.N67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7:.N6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76</text:p>
          </table:table-cell>
          <table:table-cell table:style-name="ce107" office:value-type="string" calcext:value-type="string">
            <text:p>J_w7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8:.N6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9:.N679];[.$B$3]&amp;[.$B$6])" office:value-type="float" office:value="0" calcext:value-type="float">
            <text:p>0</text:p>
          </table:table-cell>
          <table:table-cell table:number-columns-repeated="6"/>
          <table:table-cell table:style-name="ce107"/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0:.N6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27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1:.N6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anleg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2:.N68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3:.N6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4:.N6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5:.N68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6:.N6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style-name="ce107" office:value-type="string" calcext:value-type="string">
            <text:p>J_w8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7:.N6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8:.N68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9:.N6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9</text:p>
          </table:table-cell>
          <table:table-cell office:value-type="string" calcext:value-type="string">
            <text:p>J_w76</text:p>
          </table:table-cell>
          <table:table-cell table:style-name="ce107" office:value-type="string" calcext:value-type="string">
            <text:p>J_w7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0:.N6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onsole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1:.N69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2:.N6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3:.N6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4:.N69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5:.N6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6:.N6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7:.N69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8:.N6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9:.N6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0:.N70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1:.N70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2:.N702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Übersetzungen</text:p>
          </table:table-cell>
          <table:table-cell table:style-name="ce102"/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3:.N70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4:.N7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5:.N7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nglis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6:.N70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7:.N7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8:.N7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anzösis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9:.N70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0:.N7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1:.N7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panis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2:.N71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3:.N7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4:.N7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talienis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5:.N71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6:.N7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7:.N7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Chinesis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8:.N71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9:.N7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0:.N7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ussis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1:.N72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2:.N7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6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3:.N7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Englisch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4:.N72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5:.N7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6:.N7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Französisch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7:.N72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8:.N7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8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9:.N7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Russisch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0:.N73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1:.N7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9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2:.N7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hinesisch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3:.N73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4:.N7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5:.N7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panisch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6:.N73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7:.N7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8:.N7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talienisch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9:.N73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0:.N7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1:.N741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Thunderbirdsteuerung</text:p>
          </table:table-cell>
          <table:table-cell table:style-name="ce102"/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2:.N74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3:.N7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4:.N7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5:.N74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6:.N7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7:.N7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8:.N74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9:.N7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0:.N7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1:.N75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2:.N7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3:.N7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4:.N75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5:.N7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7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6:.N7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pfäng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7:.N75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8:.N7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9:.N7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0:.N76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1:.N7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2:.N7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3:.N76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4:.N7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5:.N7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6:.N76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7:.N7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8:.N7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9:.N76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0:.N7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1:.N7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2:.N77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3:.N7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4:.N7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5:.N77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6:.N7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70</text:p>
          </table:table-cell>
          <table:table-cell office:value-type="string" calcext:value-type="string">
            <text:p>J_w76</text:p>
          </table:table-cell>
          <table:table-cell table:style-name="ce107" office:value-type="string" calcext:value-type="string">
            <text:p>J_w7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7:.N7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8:.N77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9:.N7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0:.N7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1:.N78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2:.N7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3:.N7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4:.N78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5:.N7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6:.N7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7:.N78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8:.N7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9:.N7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0:.N79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1:.N7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2:.N7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3:.N79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4:.N7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5:.N7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6:.N79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7:.N7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8:.N7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9:.N79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0:.N8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1:.N8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2:.N80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3:.N8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4:.N8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5:.N80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6:.N8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7:.N8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8:.N80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9:.N8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0</text:p>
          </table:table-cell>
          <table:table-cell office:value-type="string" calcext:value-type="string">
            <text:p>J_w16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0:.N8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okus</text:p>
          </table:table-cell>
          <table:table-cell office:value-type="string" calcext:value-type="string">
            <text:p>wechsel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1:.N81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2:.N8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3:.N8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4:.N81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5:.N8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6:.N8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7:.N81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8:.N8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9:.N8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0:.N82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1:.N8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2:.N8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3:.N82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4:.N8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5:.N8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6:.N82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7:.N8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3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8:.N8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Adress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9:.N82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0:.N8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1:.N8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2:.N83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3:.N8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4:.N8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5:.N83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836:.N83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table:formula="of:=[.B6]" office:value-type="float" office:value="263" calcext:value-type="float">
            <text:p>263</text:p>
          </table:table-cell>
          <table:table-cell table:formula="of:=COUNTIF([.C837:.N837];[.$B$3]&amp;[.$B$6])" office:value-type="float" office:value="0" calcext:value-type="float">
            <text:p>0</text:p>
          </table:table-cell>
          <table:table-cell table:style-name="ce103" office:value-type="string" calcext:value-type="string">
            <text:p>Calibre Steuerung</text:p>
          </table:table-cell>
          <table:table-cell table:style-name="ce103"/>
          <table:table-cell table:style-name="ce109"/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8:.N83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9:.N8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0:.N8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1:.N84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2:.N8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table:style-name="ce107" office:value-type="string" calcext:value-type="string">
            <text:p>J_w77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3:.N8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schließ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4:.N84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5:.N8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6:.N8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7:.N84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8:.N8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2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9:.N8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auf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0:.N85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1:.N8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3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2:.N8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unter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3:.N85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4:.N8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5:.N8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6:.N85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7:.N8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8:.N8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9:.N85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0:.N8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1:.N8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2:.N86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3:.N8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4:.N8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5:.N86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6:.N8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7:.N8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8:.N86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9:.N8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0:.N8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1:.N87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2:.N8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0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3:.N8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inks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4:.N87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5:.N8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table:style-name="ce107" office:value-type="string" calcext:value-type="string">
            <text:p>J_w81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6:.N8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echts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7:.N87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8:.N8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3</text:p>
          </table:table-cell>
          <table:table-cell office:value-type="string" calcext:value-type="string">
            <text:p>J_w20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9:.N8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Gitter </text:p>
          </table:table-cell>
          <table:table-cell office:value-type="string" calcext:value-type="string">
            <text:p>Ansicht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0:.N88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1:.N8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5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2:.N8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verbrowser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3:.N88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4:.N8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206</text:p>
          </table:table-cell>
          <table:table-cell office:value-type="string" calcext:value-type="string">
            <text:p>J_w20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5:.N8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les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6:.N88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7:.N8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8:.N8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9:.N88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0:.N8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8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1:.N8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details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2:.N89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3:.N8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4:.N8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5:.N89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6:.N8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7:.N8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8:.N89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9:.N8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9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0:.N9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llbild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1:.N90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2:.N9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3:.N9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größ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4:.N90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5:.N9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6:.N9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klein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7:.N90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8:.N9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9:.N9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0:.N91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1:.N9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2:.N9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3:.N91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4:.N9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5:.N9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6:.N91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7:.N9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13</text:p>
          </table:table-cell>
          <table:table-cell office:value-type="string" calcext:value-type="string">
            <text:p>J_w21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8:.N9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Betracht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9:.N91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0:.N92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1:.N921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Textmacros</text:p>
          </table:table-cell>
          <table:table-cell table:number-columns-repeated="9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2:.N92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3:.N9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4:.N9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5:.N92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6:.N9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7:.N9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8:.N92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9:.N9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0:.N9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1:.N9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2:.N9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3:.N9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4:.N93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5:.N9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6:.N9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7:.N9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8:.N9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9:.N9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0:.N9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1:.N9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2:.N9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3:.N9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4:.N9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5:.N9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6:.N94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7:.N9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8:.N9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9:.N94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0:.N9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1:.N9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2:.N95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3:.N9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4:.N9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5:.N95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6:.N9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7:.N9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8:.N95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9:.N9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0:.N9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1:.N96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2:.N9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3:.N9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4:.N96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5:.N9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6:.N9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7:.N96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968:.N9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 table:style-name="ce101" table:formula="of:=[.B6]" office:value-type="float" office:value="263" calcext:value-type="float">
            <text:p>263</text:p>
          </table:table-cell>
          <table:table-cell table:formula="of:=COUNTIF([.C969:.N9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0:.N97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1:.N9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2:.N9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3:.N97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4:.N9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5:.N9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6:.N97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7:.N9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8:.N9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9:.N97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0:.N9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1:.N9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2:.N98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3:.N98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4:.N984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Serienjunkie</text:p>
          </table:table-cell>
          <table:table-cell table:number-columns-repeated="9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5:.N98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6:.N9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7:.N9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8:.N98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9:.N9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0:.N9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1:.N99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2:.N9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3:.N9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4:.N99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5:.N9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6:.N9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7:.N99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8:.N9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9:.N9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0:.N100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1:.N10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2:.N10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3:.N100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4:.N10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5:.N10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6:.N100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7:.N10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8:.N10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9:.N100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0:.N10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1:.N10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2:.N101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3:.N10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4:.N10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5:.N101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6:.N101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7:.N10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8:.N10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9:.N101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0:.N10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1:.N10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2:.N102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3:.N10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4:.N10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5:.N102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6:.N10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7:.N10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8:.N102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9:.N10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0:.N10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1:.N10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2:.N10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3:.N10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4:.N103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5:.N10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6:.N10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7:.N10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8:.N10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9:.N10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0:.N10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1:.N10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2:.N10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3:.N10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4:.N10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5:.N10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6:.N104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7:.N10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8:.N10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lf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9:.N104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0:.N10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1:.N10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ölf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2:.N105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3:.N10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4:.N10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5:.N105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6:.N10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7:.N10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8:.N105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9:.N10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0:.N10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1:.N106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2:.N10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3:.N10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4:.N106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5:.N10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6:.N10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7:.N106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8:.N10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9:.N10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0:.N107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1:.N10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2:.N10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3:.N107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4:.N10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5:.N10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anzi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6:.N107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7:.N10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8:.N10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undzwanzi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9:.N107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0:.N10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1:.N10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undzwanzi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2:.N108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3:.N10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4:.N10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undzwanzi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5:.N108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6:.N10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7:.N10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undzwanzi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8:.N108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9:.N10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16</text:p>
          </table:table-cell>
          <table:table-cell table:style-name="ce110" office:value-type="string" calcext:value-type="string">
            <text:p>J_w21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0:.N10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1:.N109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2:.N10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18</text:p>
          </table:table-cell>
          <table:table-cell table:style-name="ce110" office:value-type="string" calcext:value-type="string">
            <text:p>J_w219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3:.N10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094:.N109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table:style-name="ce101" table:formula="of:=[.B6]" office:value-type="float" office:value="263" calcext:value-type="float">
            <text:p>263</text:p>
          </table:table-cell>
          <table:table-cell table:formula="of:=COUNTIF([.C1095:.N10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6:.N10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7:.N109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8:.N10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110" office:value-type="string" calcext:value-type="string">
            <text:p>J_w22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9:.N10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0:.N110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1:.N11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2</text:p>
          </table:table-cell>
          <table:table-cell table:number-columns-repeated="4"/>
          <table:table-cell table:style-name="ce110"/>
          <table:table-cell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2:.N11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3:.N110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4:.N11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3</text:p>
          </table:table-cell>
          <table:table-cell table:number-columns-repeated="3"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5:.N11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6:.N110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7:.N11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4</text:p>
          </table:table-cell>
          <table:table-cell table:style-name="ce110" office:value-type="string" calcext:value-type="string">
            <text:p>J_w225</text:p>
          </table:table-cell>
          <table:table-cell table:style-name="ce110" office:value-type="string" calcext:value-type="string">
            <text:p>J_w226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8:.N11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9:.N110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0:.N11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16</text:p>
          </table:table-cell>
          <table:table-cell table:style-name="ce110" office:value-type="string" calcext:value-type="string">
            <text:p>J_w217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1:.N11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2:.N111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3:.N11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18</text:p>
          </table:table-cell>
          <table:table-cell table:style-name="ce110" office:value-type="string" calcext:value-type="string">
            <text:p>J_w219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4:.N11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5:.N111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6:.N11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0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7:.N11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8:.N111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9:.N11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110" office:value-type="string" calcext:value-type="string">
            <text:p>J_w221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0:.N11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1:.N112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2:.N11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2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3:.N11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4:.N112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5:.N11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3</text:p>
          </table:table-cell>
          <table:table-cell office:value-type="string" calcext:value-type="string">
            <text:p>J_w172</text:p>
          </table:table-cell>
          <table:table-cell table:number-columns-repeated="2"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6:.N11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7:.N112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8:.N11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4</text:p>
          </table:table-cell>
          <table:table-cell table:style-name="ce110" office:value-type="string" calcext:value-type="string">
            <text:p>J_w225</text:p>
          </table:table-cell>
          <table:table-cell table:style-name="ce110" office:value-type="string" calcext:value-type="string">
            <text:p>J_w226</text:p>
          </table:table-cell>
          <table:table-cell office:value-type="string" calcext:value-type="string">
            <text:p>J_w172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9:.N11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zufällig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0:.N113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1:.N11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2:.N1132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Diktat Scenario</text:p>
          </table:table-cell>
          <table:table-cell table:style-name="ce102"/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3:.N113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4:.N113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5:.N1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6:.N1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7:.N11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8:.N1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9:.N1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0:.N11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1:.N1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2:.N1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3:.N11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4:.N114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5:.N1145];[.$B$3]&amp;[.$B$6])" office:value-type="float" office:value="0" calcext:value-type="float">
            <text:p>0</text:p>
          </table:table-cell>
          <table:table-cell table:style-name="ce104" office:value-type="string" calcext:value-type="string">
            <text:p>Fillmtipps</text:p>
          </table:table-cell>
          <table:table-cell table:number-columns-repeated="9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6:.N114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7:.N1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7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8:.N1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vorschau</text:p>
          </table:table-cell>
          <table:table-cell table:number-columns-repeated="5"/>
          <table:table-cell office:value-type="string" calcext:value-type="string">
            <text:p>Wirkliche Vorschau</text:p>
          </table:table-cell>
          <table:table-cell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9:.N114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0:.N1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1:.N1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table:number-columns-repeated="5"/>
          <table:table-cell office:value-type="string" calcext:value-type="string">
            <text:p>Filme etxc</text:p>
          </table:table-cell>
          <table:table-cell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2:.N115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3:.N1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4:.N1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5:.N115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6:.N1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7:.N1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8:.N115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9:.N1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0:.N1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1:.N116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2:.N1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3:.N1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4:.N116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5:.N1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6:.N1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7:.N116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8:.N1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9:.N1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0:.N117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1:.N1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2:.N1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3:.N117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4:.N1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5:.N1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6:.N117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7:.N11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8:.N11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9:.N117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0:.N11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1:.N11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2:.N118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3:.N11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2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4:.N11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Über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5:.N118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6:.N11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4</text:p>
          </table:table-cell>
          <table:table-cell office:value-type="string" calcext:value-type="string">
            <text:p>J_w23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7:.N11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Kritik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8:.N118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9:.N11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6</text:p>
          </table:table-cell>
          <table:table-cell office:value-type="string" calcext:value-type="string">
            <text:p>J_w23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0:.N11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film</text:p>
          </table:table-cell>
          <table:table-cell office:value-type="string" calcext:value-type="string">
            <text:p>Kritik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191:.N119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table:style-name="ce101" table:formula="of:=[.B6]" office:value-type="float" office:value="263" calcext:value-type="float">
            <text:p>263</text:p>
          </table:table-cell>
          <table:table-cell table:formula="of:=COUNTIF([.C1192:.N11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3:.N11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D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4:.N119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5:.N11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6:.N11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ZDF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7:.N119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8:.N11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9:.N11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0:.N120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1:.N12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76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2:.N12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ins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3:.N120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4:.N12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1</text:p>
          </table:table-cell>
          <table:table-cell office:value-type="string" calcext:value-type="string">
            <text:p>J_w18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5:.N12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ieb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6:.N120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7:.N12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2</text:p>
          </table:table-cell>
          <table:table-cell office:value-type="string" calcext:value-type="string">
            <text:p>J_w176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8:.N12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eins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9:.N120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0:.N12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1:.N12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VOX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2:.N121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3:.N12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7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4:.N12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zwei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5:.N121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6:.N12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24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7:.N12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Sat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8:.N121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9:.N12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0:.N12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hoenix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1:.N122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2:.N12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3:.N12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t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4:.N122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5:.N12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6:.N12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NTV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7:.N122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8:.N122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9:.N1229];[.$B$3]&amp;[.$B$6])" office:value-type="float" office:value="0" calcext:value-type="float">
            <text:p>0</text:p>
          </table:table-cell>
          <table:table-cell table:style-name="ce105" office:value-type="string" calcext:value-type="string">
            <text:p>ScienceNews</text:p>
          </table:table-cell>
          <table:table-cell table:number-columns-repeated="9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0:.N123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1:.N12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7</text:p>
          </table:table-cell>
          <table:table-cell office:value-type="string" calcext:value-type="string">
            <text:p>J_w24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2:.N12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New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3:.N123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4:.N12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5:.N12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6:.N123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7:.N12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2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8:.N12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Geisteswissenschaft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9:.N123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0:.N12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3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1:.N12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Naturwissenschaft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2:.N124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3:.N12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4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4:.N12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Sozialwissenschaft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5:.N124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6:.N12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8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7:.N12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sychologie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8:.N124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9:.N12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7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0:.N12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edizi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1:.N125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2:.N12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3:.N12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4:.N125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5:.N12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8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6:.N12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7:.N125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8:.N12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9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9:.N12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Forschung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0:.N126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1:.N1261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8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9</text:p>
          </table:table-cell>
          <table:table-cell table:number-columns-repeated="3"/>
          <table:table-cell office:value-type="string" calcext:value-type="string">
            <text:p>J_w263</text:p>
          </table:table-cell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2:.N12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Forschung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3:.N126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4:.N12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2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5:.N12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Geisteswissenschaft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6:.N126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7:.N12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3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8:.N12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Naturwissenschaft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9:.N126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0:.N12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4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271:.N12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Sozialwissenschaft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 table:style-name="ce101" table:formula="of:=[.B6]" office:value-type="float" office:value="263" calcext:value-type="float">
            <text:p>263</text:p>
          </table:table-cell>
          <table:table-cell table:formula="of:=COUNTIF([.C1272:.N127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table:style-name="ce101"/>
          <table:table-cell table:formula="of:=COUNTIF([.C1273:.N12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8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 table:style-name="ce101"/>
          <table:table-cell table:formula="of:=COUNTIF([.C1274:.N12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sychologie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5:.N127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6:.N12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7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7:.N12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edizi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8:.N127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9:.N127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0:.N1280];[.$B$3]&amp;[.$B$6])" office:value-type="float" office:value="0" calcext:value-type="float">
            <text:p>0</text:p>
          </table:table-cell>
          <table:table-cell table:style-name="ce104" office:value-type="string" calcext:value-type="string">
            <text:p>Reiseverbindungen</text:p>
          </table:table-cell>
          <table:table-cell table:style-name="ce104"/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1:.N128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2:.N12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0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3:.N12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bus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4:.N128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5:.N12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2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6:.N12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7:.N128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8:.N128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9:.N128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0:.N129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1:.N129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2:.N129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3:.N129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4:.N129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5:.N129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6:.N129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7:.N129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8:.N129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9:.N129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0:.N130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1:.N130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2:.N130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3:.N130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4:.N130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5:.N130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6:.N130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7:.N130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8:.N130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9:.N130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0:.N131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1:.N131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2:.N131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3:.N131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4:.N131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5:.N131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6:.N131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7:.N131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8:.N131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9:.N131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0:.N132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1:.N132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2:.N132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3:.N132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4:.N132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5:.N132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6:.N132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7:.N132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8:.N132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INTERNETSUCHE Reisen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9:.N132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0:.N1330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B etc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1:.N13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2:.N1332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Nachrichten <text:s/>schlagzeilen vorlesen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3:.N133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4:.N1334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cience Nachrichten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5:.N133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6:.N133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ecker stellen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7:.N13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8:.N133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odo → Audio Aufzeichnung!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9:.N133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0:.N1340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1:.N134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2:.N1342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efinitionen von Google: Suche nach: Definition Umwelt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3:.N13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4:.N1344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Abkürzungsverzeichnis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5:.N134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6:.N134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rmine Heute → google cal abfrage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7:.N134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8:.N134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as möchte man nach dem Aufstehen vor dem Arbeiten alles wissen ?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9:.N1349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350:.N1350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351:.N1351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352:.N1352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353:.N1353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354:.N1354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355:.N1355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356:.N1356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357:.N1357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358:.N1358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359:.N1359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360:.N1360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361:.N1361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362:.N1362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363:.N1363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364:.N1364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365:.N1365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366:.N1366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367:.N1367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 table:number-rows-repeated="1047208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34"/>
        <table:table-column table:style-name="co1" table:default-cell-style-name="ce44"/>
        <table:table-column table:style-name="co1" table:number-columns-repeated="3" table:default-cell-style-name="ce34"/>
        <table:table-column table:style-name="co1" table:default-cell-style-name="ce54"/>
        <table:table-column table:style-name="co1" table:default-cell-style-name="ce34"/>
        <table:table-column table:style-name="co1" table:default-cell-style-name="ce66"/>
        <table:table-column table:style-name="co1" table:default-cell-style-name="ce34"/>
        <table:table-column table:style-name="co1" table:default-cell-style-name="ce72"/>
        <table:table-column table:style-name="co1" table:default-cell-style-name="ce34"/>
        <table:table-column table:style-name="co1" table:default-cell-style-name="ce79"/>
        <table:table-column table:style-name="co1" table:default-cell-style-name="ce34"/>
        <table:table-column table:style-name="co1" table:default-cell-style-name="ce82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47" office:value-type="string" calcext:value-type="string">
            <text:p>DEPRECHED!!!!!!!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3">
          <table:table-cell table:number-columns-repeated="2"/>
          <table:table-cell table:style-name="ce35" office:value-type="string" calcext:value-type="string">
            <text:p>Kategorie</text:p>
          </table:table-cell>
          <table:table-cell table:style-name="ce46"/>
          <table:table-cell table:style-name="ce35" office:value-type="string" calcext:value-type="string">
            <text:p>Aufgabe/Ziel</text:p>
          </table:table-cell>
          <table:table-cell table:style-name="ce35"/>
          <table:table-cell table:style-name="ce49" office:value-type="string" calcext:value-type="string">
            <text:p>Wörter im Modell vorhanden</text:p>
          </table:table-cell>
          <table:table-cell table:style-name="ce35"/>
          <table:table-cell table:style-name="ce49" office:value-type="string" calcext:value-type="string">
            <text:p>Scripte geschrieben</text:p>
          </table:table-cell>
          <table:table-cell table:style-name="ce46"/>
          <table:table-cell table:style-name="ce49" office:value-type="string" calcext:value-type="string">
            <text:p>Simon Szenario geschrieben</text:p>
          </table:table-cell>
          <table:table-cell table:style-name="ce46"/>
          <table:table-cell table:style-name="ce49" office:value-type="string" calcext:value-type="string">
            <text:p>Getestet PC</text:p>
          </table:table-cell>
          <table:table-cell table:style-name="ce35"/>
          <table:table-cell table:style-name="ce49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4">
          <table:table-cell table:number-columns-repeated="2"/>
          <table:table-cell table:style-name="ce36" office:value-type="string" calcext:value-type="string">
            <text:p>Gerät</text:p>
          </table:table-cell>
          <table:table-cell/>
          <table:table-cell table:style-name="ce48" office:value-type="string" calcext:value-type="string">
            <text:p>Licht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9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7"/>
          <table:table-cell/>
          <table:table-cell table:style-name="ce48" office:value-type="string" calcext:value-type="string">
            <text:p>Radio an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8"/>
          <table:table-cell/>
          <table:table-cell table:style-name="ce48" office:value-type="string" calcext:value-type="string">
            <text:p>Toast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8"/>
          <table:table-cell/>
          <table:table-cell table:style-name="ce48" office:value-type="string" calcext:value-type="string">
            <text:p>Kaffeemaschine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8"/>
          <table:table-cell/>
          <table:table-cell table:style-name="ce48" office:value-type="string" calcext:value-type="string">
            <text:p>Wasserkoch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8"/>
          <table:table-cell/>
          <table:table-cell table:style-name="ce48" office:value-type="string" calcext:value-type="string">
            <text:p>Eierkoch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8"/>
          <table:table-cell/>
          <table:table-cell table:style-name="ce48" office:value-type="string" calcext:value-type="string">
            <text:p>Fernseh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9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8"/>
          <table:table-cell/>
          <table:table-cell table:style-name="ce48" office:value-type="string" calcext:value-type="string">
            <text:p>PC herunterfahren/neu starten etc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60" office:value-type="string" calcext:value-type="string">
            <text:p>ja</text:p>
          </table:table-cell>
          <table:table-cell table:style-name="ce57"/>
          <table:table-cell table:style-name="ce69" office:value-type="string" calcext:value-type="string">
            <text:p>ja</text:p>
          </table:table-cell>
          <table:table-cell table:style-name="ce57"/>
          <table:table-cell table:style-name="ce76" office:value-type="string" calcext:value-type="string">
            <text:p>ja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 table:number-columns-repeated="2"/>
        </table:table-row>
        <table:table-row table:style-name="ro5">
          <table:table-cell table:number-columns-repeated="2"/>
          <table:table-cell table:style-name="ce39" office:value-type="string" calcext:value-type="string">
            <text:p>Sprache</text:p>
          </table:table-cell>
          <table:table-cell/>
          <table:table-cell table:style-name="ce48" office:value-type="string" calcext:value-type="string">
            <text:p>Wort übersetzten</text:p>
          </table:table-cell>
          <table:table-cell/>
          <table:table-cell table:style-name="ce51" office:value-type="string" calcext:value-type="string">
            <text:p>ja</text:p>
          </table:table-cell>
          <table:table-cell table:style-name="ce51"/>
          <table:table-cell table:style-name="ce51" office:value-type="string" calcext:value-type="string">
            <text:p>ja</text:p>
          </table:table-cell>
          <table:table-cell table:style-name="ce51"/>
          <table:table-cell table:style-name="ce51" office:value-type="string" calcext:value-type="string">
            <text:p>ja</text:p>
          </table:table-cell>
          <table:table-cell table:style-name="ce51"/>
          <table:table-cell table:style-name="ce51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0"/>
          <table:table-cell/>
          <table:table-cell office:value-type="string" calcext:value-type="string">
            <text:p>Wort definieren lass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70" office:value-type="string" calcext:value-type="string">
            <text:p>nein</text:p>
          </table:table-cell>
          <table:table-cell/>
          <table:table-cell table:style-name="ce77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0"/>
          <table:table-cell/>
          <table:table-cell table:style-name="ce48" office:value-type="string" calcext:value-type="string">
            <text:p>Dikatat verfass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 table:style-name="ce62"/>
          <table:table-cell table:style-name="ce62" office:value-type="string" calcext:value-type="string">
            <text:p>ja</text:p>
          </table:table-cell>
          <table:table-cell table:style-name="ce62"/>
          <table:table-cell table:style-name="ce62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0"/>
          <table:table-cell/>
          <table:table-cell table:style-name="ce48" office:value-type="string" calcext:value-type="string">
            <text:p>Zitate ausgeb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3" office:value-type="string" calcext:value-type="string">
            <text:p>ja</text:p>
          </table:table-cell>
          <table:table-cell table:style-name="ce63"/>
          <table:table-cell table:style-name="ce63" office:value-type="string" calcext:value-type="string">
            <text:p>ja</text:p>
          </table:table-cell>
          <table:table-cell table:style-name="ce63"/>
          <table:table-cell table:style-name="ce63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7">
          <table:table-cell table:number-columns-repeated="2"/>
          <table:table-cell table:style-name="ce41" office:value-type="string" calcext:value-type="string">
            <text:p>Information</text:p>
          </table:table-cell>
          <table:table-cell/>
          <table:table-cell table:style-name="ce48" office:value-type="string" calcext:value-type="string">
            <text:p>Wetter vor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 table:style-name="ce64"/>
          <table:table-cell table:style-name="ce64" office:value-type="string" calcext:value-type="string">
            <text:p>ja</text:p>
          </table:table-cell>
          <table:table-cell table:style-name="ce64"/>
          <table:table-cell table:style-name="ce64"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2"/>
          <table:table-cell/>
          <table:table-cell table:style-name="ce48" office:value-type="string" calcext:value-type="string">
            <text:p>Uhrzeit vor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8">
          <table:table-cell table:number-columns-repeated="2"/>
          <table:table-cell table:style-name="ce42"/>
          <table:table-cell/>
          <table:table-cell table:style-name="ce48" office:value-type="string" calcext:value-type="string">
            <text:p>ZeitungHeadlines vorge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2"/>
          <table:table-cell/>
          <table:table-cell table:style-name="ce48" office:value-type="string" calcext:value-type="string">
            <text:p>Sportergebnisse vor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2"/>
          <table:table-cell/>
          <table:table-cell table:style-name="ce48" office:value-type="string" calcext:value-type="string">
            <text:p>Staumeldung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2"/>
          <table:table-cell/>
          <table:table-cell table:style-name="ce48" office:value-type="string" calcext:value-type="string">
            <text:p>Aktienkurse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2"/>
          <table:table-cell/>
          <table:table-cell table:style-name="ce48" office:value-type="string" calcext:value-type="string">
            <text:p>Nachrichten aus der Wissenschaft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7">
          <table:table-cell table:number-columns-repeated="2"/>
          <table:table-cell table:style-name="ce43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5" office:value-type="string" calcext:value-type="string">
            <text:p>ja</text:p>
          </table:table-cell>
          <table:table-cell/>
          <table:table-cell table:style-name="ce71" office:value-type="string" calcext:value-type="string">
            <text:p>ja</text:p>
          </table:table-cell>
          <table:table-cell/>
          <table:table-cell table:style-name="ce78"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3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2">
          <table:table-cell table:number-columns-repeated="2"/>
          <table:table-cell table:style-name="ce45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55" office:value-type="string" calcext:value-type="string">
            <text:p>ja</text:p>
          </table:table-cell>
          <table:table-cell/>
          <table:table-cell table:style-name="ce67" office:value-type="string" calcext:value-type="string">
            <text:p>ja</text:p>
          </table:table-cell>
          <table:table-cell/>
          <table:table-cell table:style-name="ce73" office:value-type="string" calcext:value-type="string">
            <text:p>ja</text:p>
          </table:table-cell>
          <table:table-cell/>
          <table:table-cell table:style-name="ce80"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5"/>
          <table:table-cell/>
          <table:table-cell office:value-type="string" calcext:value-type="string">
            <text:p>Mypaint</text:p>
          </table:table-cell>
          <table:table-cell/>
          <table:table-cell table:style-name="ce56" office:value-type="string" calcext:value-type="string">
            <text:p>ja</text:p>
          </table:table-cell>
          <table:table-cell/>
          <table:table-cell table:style-name="ce67" office:value-type="string" calcext:value-type="string">
            <text:p>ja</text:p>
          </table:table-cell>
          <table:table-cell/>
          <table:table-cell table:style-name="ce74" office:value-type="string" calcext:value-type="string">
            <text:p>ja</text:p>
          </table:table-cell>
          <table:table-cell/>
          <table:table-cell table:style-name="ce81"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5"/>
          <table:table-cell/>
          <table:table-cell office:value-type="string" calcext:value-type="string">
            <text:p>Konsole</text:p>
          </table:table-cell>
          <table:table-cell/>
          <table:table-cell table:style-name="ce56" office:value-type="string" calcext:value-type="string">
            <text:p>ja</text:p>
          </table:table-cell>
          <table:table-cell/>
          <table:table-cell table:style-name="ce67" office:value-type="string" calcext:value-type="string">
            <text:p>ja</text:p>
          </table:table-cell>
          <table:table-cell/>
          <table:table-cell table:style-name="ce74" office:value-type="string" calcext:value-type="string">
            <text:p>ja</text:p>
          </table:table-cell>
          <table:table-cell/>
          <table:table-cell table:style-name="ce81"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0.00.0000</text:date>, <text:time style:data-style-name="N2" text:time-value="16:17:11.4511424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4-08-26T16:19:01.599184044</dc:date>
    <meta:editing-duration>PT19H14M59S</meta:editing-duration>
    <meta:editing-cycles>171</meta:editing-cycles>
    <meta:generator>LibreOffice/4.2.6.2$Linux_X86_64 LibreOffice_project/420m0$Build-2</meta:generator>
    <meta:document-statistic meta:table-count="3" meta:cell-count="5240" meta:object-count="0"/>
  </office:meta>
</office:document-meta>
</file>